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fo:language="en" fo:country="US" style:letter-kerning="true" style:font-name-asian="Times New Roman" style:font-size-asian="12pt" style:font-name-complex="Times New Roman" style:font-size-complex="12pt"/>
    </style:style>
    <style:style style:name="P3" style:family="paragraph" style:parent-style-name="Standard" style:list-style-name="L1">
      <style:text-properties style:font-name="Times New Roman" fo:font-size="12pt" fo:language="en" fo:country="US" style:letter-kerning="true" style:font-name-asian="Times New Roman" style:font-size-asian="12pt" style:font-name-complex="Times New Roman" style:font-size-complex="12pt"/>
    </style:style>
    <style:style style:name="P4" style:family="paragraph" style:parent-style-name="Standard">
      <style:text-properties style:font-name="Times New Roman" fo:font-size="12pt" fo:language="en" fo:country="US" officeooo:paragraph-rsid="00126365" style:letter-kerning="true" style:font-name-asian="Times New Roman" style:font-size-asian="12pt" style:font-name-complex="Times New Roman" style:font-size-complex="12pt"/>
    </style:style>
    <style:style style:name="P5" style:family="paragraph" style:parent-style-name="Standard" style:list-style-name="L6">
      <style:text-properties style:font-name="Times New Roman" fo:font-size="12pt" fo:language="en" fo:country="US" officeooo:paragraph-rsid="00126365" style:letter-kerning="true" style:font-name-asian="Times New Roman" style:font-size-asian="12pt" style:font-name-complex="Times New Roman" style:font-size-complex="12pt"/>
    </style:style>
    <style:style style:name="P6" style:family="paragraph" style:parent-style-name="Standard" style:list-style-name="L7">
      <style:text-properties style:font-name="Times New Roman" fo:font-size="12pt" fo:language="en" fo:country="US" officeooo:paragraph-rsid="00126365" style:letter-kerning="true" style:font-name-asian="Times New Roman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fo:language="en" fo:country="US" fo:font-weight="bold" officeooo:paragraph-rsid="00126365" style:letter-kerning="true" style:font-name-asian="Times New Roman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paragraph-rsid="00126365" style:letter-kerning="true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text-properties officeooo:paragraph-rsid="00126365"/>
    </style:style>
    <style:style style:name="P10" style:family="paragraph" style:parent-style-name="Standard">
      <style:text-properties fo:font-weight="bold" officeooo:paragraph-rsid="00126365" style:font-weight-asian="bold" style:font-weight-complex="bold"/>
    </style:style>
    <style:style style:name="P11" style:family="paragraph" style:parent-style-name="Standard" style:list-style-name="L8">
      <style:text-properties officeooo:paragraph-rsid="00126365"/>
    </style:style>
    <style:style style:name="T1" style:family="text">
      <style:text-properties officeooo:rsid="00126365"/>
    </style:style>
    <style:style style:name="T2" style:family="text">
      <style:text-properties style:font-name="Times New Roman" fo:font-size="12pt" fo:language="en" fo:country="US" officeooo:rsid="00126365" style:letter-kerning="true" style:font-name-asian="Times New Roman" style:font-size-asian="12pt" style:font-name-complex="Times New Roman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ization</text:p>
      <text:p text:style-name="Standard"/>
      <text:list xml:id="list7059157889224246681" text:style-name="L1">
        <text:list-item>
          <text:p text:style-name="P3">Map method</text:p>
          <text:list>
            <text:list-item>
              <text:p text:style-name="P3">Order of min-terms in a 2, 3, 4 variable map(Reflection code ordering)</text:p>
            </text:list-item>
            <text:list-item>
              <text:p text:style-name="P3">Logic behind simplifications</text:p>
            </text:list-item>
            <text:list-item>
              <text:p text:style-name="P3">Familiarization of patterns of adjacent squares in 2, 3, 4 maps</text:p>
            </text:list-item>
            <text:list-item>
              <text:p text:style-name="P3">Simplification to obtain SOP</text:p>
            </text:list-item>
            <text:list-item>
              <text:p text:style-name="P3">Simplification to obtain POS</text:p>
            </text:list-item>
            <text:list-item>
              <text:p text:style-name="P3">Mapping min-terms to a map</text:p>
            </text:list-item>
            <text:list-item>
              <text:p text:style-name="P3">Mapping max-terms to a map</text:p>
            </text:list-item>
            <text:list-item>
              <text:p text:style-name="P3">Mapping a function to a map</text:p>
            </text:list-item>
            <text:list-item>
              <text:p text:style-name="P3">Mapping the inverse of a function to a map</text:p>
            </text:list-item>
          </text:list>
        </text:list-item>
        <text:list-item>
          <text:p text:style-name="P3">Equivalence of INVERT-OR to NAND</text:p>
          <text:list>
            <text:list-item>
              <text:p text:style-name="P3">2 level implementation of a function in standard form(SOP) with NAND gates</text:p>
            </text:list-item>
            <text:list-item>
              <text:p text:style-name="P3">Alternate 3 level implementation of function in standard form(SOP) with NAND gates using the inverse of the function</text:p>
            </text:list-item>
          </text:list>
        </text:list-item>
        <text:list-item>
          <text:p text:style-name="P3">Equivalence of INVERT AND to NOR</text:p>
          <text:list>
            <text:list-item>
              <text:p text:style-name="P3">2 level implementation of a function in standard form(POS) with NOR gates</text:p>
            </text:list-item>
            <text:list-item>
              <text:p text:style-name="P3">Alternate 3 level implementation of function in standard form(POS) with NOR gates using the inverse of the function</text:p>
            </text:list-item>
          </text:list>
        </text:list-item>
        <text:list-item>
          <text:p text:style-name="P3">Accounting for Don’t care conditions</text:p>
        </text:list-item>
      </text:list>
      <text:p text:style-name="P2"/>
      <text:p text:style-name="P8"><text:span text:style-name="T1">Transfer from Hard copy</text:span></text:p>
      <text:p text:style-name="P7"><text:span text:style-name="T1">Order in which min-terms are arranged in a map</text:span></text:p>
      <text:p text:style-name="P4"><text:span text:style-name="T1">They are arranged according to reflected code ordering so that any two adjacent min-terms differ each other by one variable</text:span></text:p>
      <text:p text:style-name="P4"><text:span text:style-name="T1"/></text:p>
      <text:p text:style-name="P7"><text:span text:style-name="T1">2, 3 and 4-variable maps(Figure 42)</text:span></text:p>
      <text:p text:style-name="P4"><text:span text:style-name="T1"/></text:p>
      <text:p text:style-name="P7"><text:span text:style-name="T1">Obtaining a simplified SOP given a SOP</text:span></text:p>
      <text:p text:style-name="P4"><text:span text:style-name="T1">Represent min-terms of SOP in map and simplify</text:span></text:p>
      <text:p text:style-name="P4"><text:span text:style-name="T1"/></text:p>
      <text:p text:style-name="P7"><text:span text:style-name="T1">Obtaining simplified SOP given POS</text:span></text:p>
      <text:list xml:id="list1603098155934828766" text:style-name="L6">
        <text:list-item>
          <text:p text:style-name="P5"><text:span text:style-name="T1">Obtain F' by complementing POS. F' will be SOP</text:span></text:p>
        </text:list-item>
        <text:list-item>
          <text:p text:style-name="P5"><text:span text:style-name="T1">Represent F' in map. Simplify for F</text:span></text:p>
        </text:list-item>
      </text:list>
      <text:p text:style-name="P4"><text:span text:style-name="T1"/></text:p>
      <text:p text:style-name="P7"><text:span text:style-name="T1">Obtaining simplified POS given SOP</text:span></text:p>
      <text:list xml:id="list8050137104403237820" text:style-name="L7">
        <text:list-item>
          <text:p text:style-name="P6"><text:span text:style-name="T1">Represent F of SOP in map</text:span></text:p>
        </text:list-item>
        <text:list-item>
          <text:p text:style-name="P6"><text:span text:style-name="T1">Simplify for F'. Complement of F' = POS</text:span></text:p>
        </text:list-item>
      </text:list>
      <text:p text:style-name="P4"><text:span text:style-name="T1"/></text:p>
      <text:p text:style-name="P7"><text:span text:style-name="T1">Obtaining simplified POS given POS</text:span></text:p>
      <text:list xml:id="list3316751264500093377" text:style-name="L8">
        <text:list-item>
          <text:p text:style-name="P11"><text:span text:style-name="T2">Obtain F' by complementing POS. F' will be SOP</text:span></text:p>
        </text:list-item>
        <text:list-item>
          <text:p text:style-name="P11"><text:span text:style-name="T2">Represent F' in map. Simplify for F'</text:span></text:p>
        </text:list-item>
        <text:list-item>
          <text:p text:style-name="P11"><text:span text:style-name="T2">Complement F' to get POS</text:span></text:p>
        </text:list-item>
      </text:list>
      <text:p text:style-name="P9"><text:span text:style-name="T2"/></text:p>
      <text:p text:style-name="P10"><text:span text:style-name="T2">Simplifying a Boolean expression and implementing in NAND gates</text:span></text:p>
      <text:p text:style-name="P9"><text:span text:style-name="T2">Obtain a simplified SOP</text:span></text:p>
      <text:p text:style-name="P9"><text:span text:style-name="T2"/></text:p>
      <text:p text:style-name="P10"><text:span text:style-name="T2">Simplifying a Boolean expression and implementing in NOR gates</text:span></text:p>
      <text:p text:style-name="P9"><text:span text:style-name="T2">Obtain a simplified POS</text:span></text:p>
      <text:p text:style-name="P4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2-27T20:17:24</meta:creation-date>
    <dc:date>2013-04-02T07:42:28.88</dc:date>
    <meta:editing-duration>PT27M3S</meta:editing-duration>
    <meta:editing-cycles>8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38" meta:word-count="308" meta:character-count="1697" meta:non-whitespace-character-count="1451"/>
  </office:meta>
</office:document-meta>
</file>